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2cm"/>
    </style:style>
    <style:style style:name="co2" style:family="table-column">
      <style:table-column-properties fo:break-before="auto" style:column-width="19.262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_T_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/home/kathiani/PycharmProjects/Algoritmos-Validacao/src/resultados/resumo/F1-Measure-svm-Freezing-L1-.csv</text:p>
          </table:table-cell>
          <table:table-cell office:value-type="string" calcext:value-type="string">
            <text:p><text:s/>/home/kathiani/PycharmProjects/Algoritmos-Validacao/src/resultados/resumo/F1-Measure-diversidade-Freezing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2.86612904720183e-19</text:p>
          </table:table-cell>
        </table:table-row>
        <table:table-row table:style-name="ro1">
          <table:table-cell office:value-type="string" calcext:value-type="string">
            <text:p>Arquivo Grupo 1</text:p>
          </table:table-cell>
          <table:table-cell office:value-type="string" calcext:value-type="string">
            <text:p><text:s/>Arquivo Grupo 2</text:p>
          </table:table-cell>
          <table:table-cell office:value-type="string" calcext:value-type="string">
            <text:p><text:s/>Resultado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/home/kathiani/PycharmProjects/Algoritmos-Validacao/src/resultados/resumo/F1-Measure-isolation-Noise-L1-.csv</text:p>
          </table:table-cell>
          <table:table-cell office:value-type="string" calcext:value-type="string">
            <text:p><text:s/>/home/kathiani/PycharmProjects/Algoritmos-Validacao/src/resultados/resumo/F1-Measure-diversidade-Noise-L1-.csv</text:p>
          </table:table-cell>
          <table:table-cell office:value-type="string" calcext:value-type="string">
            <text:p><text:s/>Distribuições Diferentes</text:p>
          </table:table-cell>
          <table:table-cell office:value-type="string" calcext:value-type="string">
            <text:p><text:s/>5.848582758850397e-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2T12:32:58.477433663</dc:date>
    <meta:editing-duration>PT8M37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